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0F0000000FCA6859F8FDC809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Wingdingsular" svg:font-family="Wingding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</style:style>
    <style:style style:name="T1" style:family="text">
      <style:text-properties fo:color="#000000" style:font-name="Arial" fo:font-size="12pt" style:font-size-asian="12pt" style:font-name-complex="Arial" style:font-size-complex="12pt"/>
    </style:style>
    <style:style style:name="T2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3" style:family="text">
      <style:text-properties fo:color="#000000" style:font-name="Arial" fo:font-size="12pt" fo:font-style="italic" style:font-size-asian="12pt" style:font-name-complex="Arial" style:font-size-complex="12pt" style:font-style-complex="italic"/>
    </style:style>
    <style:style style:name="T4" style:family="text">
      <style:text-properties fo:color="#000000" style:font-name="Arial" fo:font-size="12pt" fo:font-style="italic" fo:font-weight="bold" style:font-size-asian="12pt" style:font-name-complex="Arial" style:font-size-complex="12pt" style:font-style-complex="italic" style:font-weight-complex="bold"/>
    </style:style>
    <style:style style:name="T5" style:family="text">
      <style:text-properties fo:color="#000000" style:font-name="Wingdingsular" fo:font-size="12pt" style:font-size-asian="12pt" style:font-name-complex="Wingdingsular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877cm" svg:height="0.475cm" svg:x="2.973cm" svg:y="2.522cm">
          <draw:text-box>
            <text:p text:style-name="P1"><text:span text:style-name="T1">Velazquez Figueroa Marco Antonio <text:s/></text:span></text:p>
          </draw:text-box>
        </draw:frame>
        <draw:frame draw:style-name="gr1" draw:text-style-name="P2" draw:layer="layout" svg:width="0.422cm" svg:height="0.475cm" svg:x="10.496cm" svg:y="2.52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5cm" svg:x="11.742cm" svg:y="2.52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5cm" svg:x="12.995cm" svg:y="2.52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5cm" svg:x="14.239cm" svg:y="2.522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2.017cm" svg:height="0.475cm" svg:x="15.496cm" svg:y="2.522cm">
          <draw:text-box>
            <text:p text:style-name="P1"><text:span text:style-name="T1">17212193 </text:span></text:p>
          </draw:text-box>
        </draw:frame>
        <draw:frame draw:style-name="gr1" draw:text-style-name="P2" draw:layer="layout" svg:width="0.422cm" svg:height="0.475cm" svg:x="2.998cm" svg:y="3.119cm">
          <draw:text-box>
            <text:p text:style-name="P1"><text:span text:style-name="T2"><text:s/></text:span><text:span text:style-name="T1"><text:s/></text:span></text:p>
          </draw:text-box>
        </draw:frame>
        <draw:frame draw:style-name="gr1" draw:text-style-name="P2" draw:layer="layout" svg:width="2.907cm" svg:height="0.475cm" svg:x="2.973cm" svg:y="4.075cm">
          <draw:text-box>
            <text:p text:style-name="P1"><text:span text:style-name="T2">Recursividad </text:span><text:span text:style-name="T1"><text:s/></text:span></text:p>
          </draw:text-box>
        </draw:frame>
        <draw:frame draw:style-name="gr1" draw:text-style-name="P2" draw:layer="layout" svg:width="16.029cm" svg:height="0.475cm" svg:x="2.973cm" svg:y="4.964cm">
          <draw:text-box>
            <text:p text:style-name="P1"><text:span text:style-name="T1">Técnica de programación muy potente que puede ser usada en lugar de la iteración. </text:span></text:p>
          </draw:text-box>
        </draw:frame>
        <draw:frame draw:style-name="gr1" draw:text-style-name="P2" draw:layer="layout" svg:width="15.047cm" svg:height="0.475cm" svg:x="2.985cm" svg:y="5.493cm">
          <draw:text-box>
            <text:p text:style-name="P1"><text:span text:style-name="T1">Una función recursiva es una función que se llama a sí misma, ya sea directa o </text:span></text:p>
          </draw:text-box>
        </draw:frame>
        <draw:frame draw:style-name="gr1" draw:text-style-name="P2" draw:layer="layout" svg:width="16.381cm" svg:height="0.475cm" svg:x="2.985cm" svg:y="6.018cm">
          <draw:text-box>
            <text:p text:style-name="P1"><text:span text:style-name="T1">indirecta <text:s/>a <text:s/>través <text:s/>de <text:s/>otra <text:s/>función; <text:s/>es <text:s/>una <text:s/>alternativa <text:s/>diferente <text:s/>para <text:s/>implementar </text:span></text:p>
          </draw:text-box>
        </draw:frame>
        <draw:frame draw:style-name="gr1" draw:text-style-name="P2" draw:layer="layout" svg:width="14.823cm" svg:height="0.475cm" svg:x="2.985cm" svg:y="6.548cm">
          <draw:text-box>
            <text:p text:style-name="P1"><text:span text:style-name="T1">estructuras de repetición (ciclos). Los módulos se hacen llamadas recursivas. <text:s/></text:span></text:p>
          </draw:text-box>
        </draw:frame>
        <draw:frame draw:style-name="gr1" draw:text-style-name="P2" draw:layer="layout" svg:width="15.56cm" svg:height="0.475cm" svg:x="2.973cm" svg:y="7.081cm">
          <draw:text-box>
            <text:p text:style-name="P1"><text:span text:style-name="T1">Se puede usar en toda situación en la cual la solución pueda ser expresada como </text:span></text:p>
          </draw:text-box>
        </draw:frame>
        <draw:frame draw:style-name="gr1" draw:text-style-name="P2" draw:layer="layout" svg:width="15.814cm" svg:height="0.475cm" svg:x="2.985cm" svg:y="7.606cm">
          <draw:text-box>
            <text:p text:style-name="P1"><text:span text:style-name="T1">una <text:s/>secuencia <text:s/>de <text:s/>movimientos, <text:s/>pasos <text:s/>o <text:s/>transformaciones <text:s/>gobernadas <text:s/>por <text:s/>un </text:span></text:p>
          </draw:text-box>
        </draw:frame>
        <draw:frame draw:style-name="gr1" draw:text-style-name="P2" draw:layer="layout" svg:width="6.386cm" svg:height="0.475cm" svg:x="2.985cm" svg:y="8.135cm">
          <draw:text-box>
            <text:p text:style-name="P1"><text:span text:style-name="T1">conjunto de reglas no ambiguas. <text:s/></text:span></text:p>
          </draw:text-box>
        </draw:frame>
        <draw:frame draw:style-name="gr1" draw:text-style-name="P2" draw:layer="layout" svg:width="0.422cm" svg:height="0.475cm" svg:x="2.998cm" svg:y="8.67cm">
          <draw:text-box>
            <text:p text:style-name="P1"><text:span text:style-name="T1"><text:s text:c="2"/></text:span></text:p>
          </draw:text-box>
        </draw:frame>
        <draw:polygon draw:style-name="gr2" draw:text-style-name="P3" draw:layer="layout" svg:width="0.378cm" svg:height="0.376cm" svg:x="3.631cm" svg:y="9.724cm" svg:viewBox="0 0 379 377" draw:points="0,377 379,377 379,0 0,0">
          <text:p/>
        </draw:polygon>
        <draw:frame draw:style-name="gr3" draw:text-style-name="P4" draw:layer="layout" svg:width="0.376cm" svg:height="0.375cm" svg:x="3.632cm" svg:y="9.724cm">
          <draw:image xlink:href="Pictures/100002010000000F0000000FCA6859F8FDC8095A.png" xlink:type="simple" xlink:show="embed" xlink:actuate="onLoad">
            <text:p/>
          </draw:image>
        </draw:frame>
        <draw:frame draw:style-name="gr1" draw:text-style-name="P2" draw:layer="layout" svg:width="6.615cm" svg:height="0.475cm" svg:x="2.973cm" svg:y="9.194cm">
          <draw:text-box>
            <text:p text:style-name="P1"><text:span text:style-name="T3">¿En qué consiste la recursividad? </text:span><text:span text:style-name="T1"><text:s/></text:span></text:p>
          </draw:text-box>
        </draw:frame>
        <draw:frame draw:style-name="gr1" draw:text-style-name="P2" draw:layer="layout" svg:width="14.933cm" svg:height="0.475cm" svg:x="4.01cm" svg:y="9.719cm">
          <draw:text-box>
            <text:p text:style-name="P1"><text:span text:style-name="T1"><text:s text:c="2"/></text:span><text:span text:style-name="T1">En el cuerpo de sentencias del subalgoritmo se invoca al propio subalgoritmo </text:span></text:p>
          </draw:text-box>
        </draw:frame>
        <draw:polygon draw:style-name="gr2" draw:text-style-name="P3" draw:layer="layout" svg:width="0.378cm" svg:height="0.378cm" svg:x="3.631cm" svg:y="10.849cm" svg:viewBox="0 0 379 379" draw:points="0,379 379,379 379,0 0,0">
          <text:p/>
        </draw:polygon>
        <draw:frame draw:style-name="gr3" draw:text-style-name="P4" draw:layer="layout" svg:width="0.376cm" svg:height="0.376cm" svg:x="3.632cm" svg:y="10.85cm">
          <draw:image xlink:href="Pictures/100002010000000F0000000FCA6859F8FDC8095A.png" xlink:type="simple" xlink:show="embed" xlink:actuate="onLoad">
            <text:p/>
          </draw:image>
        </draw:frame>
        <draw:frame draw:style-name="gr1" draw:text-style-name="P2" draw:layer="layout" svg:width="12.186cm" svg:height="0.475cm" svg:x="4.268cm" svg:y="10.244cm">
          <draw:text-box>
            <text:p text:style-name="P1"><text:span text:style-name="T1">para resolver “una versión más pequeña” del problema original. <text:s/></text:span></text:p>
          </draw:text-box>
        </draw:frame>
        <draw:frame draw:style-name="gr1" draw:text-style-name="P2" draw:layer="layout" svg:width="14.501cm" svg:height="0.475cm" svg:x="4.01cm" svg:y="10.845cm">
          <draw:text-box>
            <text:p text:style-name="P1"><text:span text:style-name="T1"><text:s text:c="2"/></text:span><text:span text:style-name="T1">Habrá un caso (o varios) tan simple que pueda resolverse directamente sin </text:span></text:p>
          </draw:text-box>
        </draw:frame>
        <draw:frame draw:style-name="gr1" draw:text-style-name="P2" draw:layer="layout" svg:width="8.363cm" svg:height="0.475cm" svg:x="4.268cm" svg:y="11.37cm">
          <draw:text-box>
            <text:p text:style-name="P1"><text:span text:style-name="T1">necesidad de hacer otra llamada recursiva. <text:s/></text:span></text:p>
          </draw:text-box>
        </draw:frame>
        <draw:frame draw:style-name="gr1" draw:text-style-name="P2" draw:layer="layout" svg:width="4.325cm" svg:height="0.475cm" svg:x="2.973cm" svg:y="11.904cm">
          <draw:text-box>
            <text:p text:style-name="P1"><text:span text:style-name="T3">Ámbito de Aplicación: </text:span><text:span text:style-name="T1"><text:s/></text:span></text:p>
          </draw:text-box>
        </draw:frame>
        <draw:frame draw:style-name="gr1" draw:text-style-name="P2" draw:layer="layout" svg:width="1.869cm" svg:height="0.475cm" svg:x="4.314cm" svg:y="12.429cm">
          <draw:text-box>
            <text:p text:style-name="P1"><text:span text:style-name="T1"><text:s/></text:span><text:span text:style-name="T1">General <text:s/></text:span></text:p>
          </draw:text-box>
        </draw:frame>
        <draw:frame draw:style-name="gr1" draw:text-style-name="P2" draw:layer="layout" svg:width="14.311cm" svg:height="0.475cm" svg:x="4.314cm" svg:y="12.962cm">
          <draw:text-box>
            <text:p text:style-name="P1"><text:span text:style-name="T1"><text:s/></text:span><text:span text:style-name="T1">Problemas cuya solución se puede hallar solucionando el mismo problema </text:span></text:p>
          </draw:text-box>
        </draw:frame>
        <draw:frame draw:style-name="gr1" draw:text-style-name="P2" draw:layer="layout" svg:width="10.382cm" svg:height="0.475cm" svg:x="2.985cm" svg:y="13.487cm">
          <draw:text-box>
            <text:p text:style-name="P1"><text:span text:style-name="T1">pero con un caso de menor tamaño. </text:span><text:span text:style-name="T3">Razones de uso: </text:span><text:span text:style-name="T1"><text:s/></text:span></text:p>
          </draw:text-box>
        </draw:frame>
        <draw:frame draw:style-name="gr1" draw:text-style-name="P2" draw:layer="layout" svg:width="2.267cm" svg:height="0.475cm" svg:x="4.314cm" svg:y="14.088cm">
          <draw:text-box>
            <text:p text:style-name="P1"><text:span text:style-name="T1"><text:s/></text:span><text:span text:style-name="T1">Problemas </text:span></text:p>
          </draw:text-box>
        </draw:frame>
        <draw:frame draw:style-name="gr1" draw:text-style-name="P2" draw:layer="layout" svg:width="1.154cm" svg:height="0.475cm" svg:x="6.916cm" svg:y="14.088cm">
          <draw:text-box>
            <text:p text:style-name="P1"><text:span text:style-name="T1">“</text:span><text:span text:style-name="T1">casi” </text:span></text:p>
          </draw:text-box>
        </draw:frame>
        <draw:frame draw:style-name="gr1" draw:text-style-name="P2" draw:layer="layout" svg:width="2.288cm" svg:height="0.475cm" svg:x="8.406cm" svg:y="14.088cm">
          <draw:text-box>
            <text:p text:style-name="P1"><text:span text:style-name="T1">irresolubles </text:span></text:p>
          </draw:text-box>
        </draw:frame>
        <draw:frame draw:style-name="gr1" draw:text-style-name="P2" draw:layer="layout" svg:width="0.806cm" svg:height="0.475cm" svg:x="11.029cm" svg:y="14.088cm">
          <draw:text-box>
            <text:p text:style-name="P1"><text:span text:style-name="T1">con </text:span></text:p>
          </draw:text-box>
        </draw:frame>
        <draw:frame draw:style-name="gr1" draw:text-style-name="P2" draw:layer="layout" svg:width="0.662cm" svg:height="0.475cm" svg:x="12.166cm" svg:y="14.088cm">
          <draw:text-box>
            <text:p text:style-name="P1"><text:span text:style-name="T1">las </text:span></text:p>
          </draw:text-box>
        </draw:frame>
        <draw:frame draw:style-name="gr1" draw:text-style-name="P2" draw:layer="layout" svg:width="2.22cm" svg:height="0.475cm" svg:x="13.161cm" svg:y="14.088cm">
          <draw:text-box>
            <text:p text:style-name="P1"><text:span text:style-name="T1">estructuras </text:span></text:p>
          </draw:text-box>
        </draw:frame>
        <draw:frame draw:style-name="gr1" draw:text-style-name="P2" draw:layer="layout" svg:width="2.055cm" svg:height="0.475cm" svg:x="15.716cm" svg:y="14.088cm">
          <draw:text-box>
            <text:p text:style-name="P1"><text:span text:style-name="T1">iterativas. <text:s/></text:span></text:p>
          </draw:text-box>
        </draw:frame>
        <draw:frame draw:style-name="gr1" draw:text-style-name="P2" draw:layer="layout" svg:width="4.4cm" svg:height="0.475cm" svg:x="4.314cm" svg:y="14.618cm">
          <draw:text-box>
            <text:p text:style-name="P1"><text:span text:style-name="T1">Soluciones elegantes. <text:s/></text:span></text:p>
          </draw:text-box>
        </draw:frame>
        <draw:frame draw:style-name="gr1" draw:text-style-name="P2" draw:layer="layout" svg:width="5.027cm" svg:height="0.475cm" svg:x="4.314cm" svg:y="15.147cm">
          <draw:text-box>
            <text:p text:style-name="P1"><text:span text:style-name="T1"><text:s/></text:span><text:span text:style-name="T1">Soluciones más simples. <text:s/></text:span></text:p>
          </draw:text-box>
        </draw:frame>
        <draw:frame draw:style-name="gr1" draw:text-style-name="P2" draw:layer="layout" svg:width="10.649cm" svg:height="0.475cm" svg:x="2.973cm" svg:y="15.681cm">
          <draw:text-box>
            <text:p text:style-name="P1"><text:span text:style-name="T3">Condición necesaria:</text:span><text:span text:style-name="T1"> asignación dinámica de memoria. <text:s/></text:span></text:p>
          </draw:text-box>
        </draw:frame>
        <draw:frame draw:style-name="gr1" draw:text-style-name="P2" draw:layer="layout" svg:width="0.422cm" svg:height="0.475cm" svg:x="2.998cm" svg:y="16.214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5cm" svg:x="2.998cm" svg:y="16.739cm">
          <draw:text-box>
            <text:p text:style-name="P1"><text:span text:style-name="T3"><text:s/></text:span><text:span text:style-name="T1"><text:s/></text:span></text:p>
          </draw:text-box>
        </draw:frame>
        <draw:frame draw:style-name="gr1" draw:text-style-name="P2" draw:layer="layout" svg:width="3.406cm" svg:height="0.475cm" svg:x="2.973cm" svg:y="17.264cm">
          <draw:text-box>
            <text:p text:style-name="P1"><text:span text:style-name="T2">Características. <text:s/></text:span></text:p>
          </draw:text-box>
        </draw:frame>
        <draw:frame draw:style-name="gr1" draw:text-style-name="P2" draw:layer="layout" svg:width="16.381cm" svg:height="0.475cm" svg:x="2.973cm" svg:y="17.789cm">
          <draw:text-box>
            <text:p text:style-name="P1"><text:span text:style-name="T1">Consta <text:s/>de <text:s/>una <text:s/>parte <text:s/>recursiva, <text:s/>otra <text:s/>iterativa <text:s/>o <text:s/>no <text:s/>recursiva <text:s/>y <text:s/>una <text:s/>condición <text:s/>de </text:span></text:p>
          </draw:text-box>
        </draw:frame>
        <draw:frame draw:style-name="gr1" draw:text-style-name="P2" draw:layer="layout" svg:width="15.394cm" svg:height="0.475cm" svg:x="2.985cm" svg:y="18.318cm">
          <draw:text-box>
            <text:p text:style-name="P1"><text:span text:style-name="T1">terminación. La parte recursiva y la condición de terminación siempre existen. En </text:span></text:p>
          </draw:text-box>
        </draw:frame>
        <draw:frame draw:style-name="gr1" draw:text-style-name="P2" draw:layer="layout" svg:width="15.589cm" svg:height="0.475cm" svg:x="2.985cm" svg:y="18.847cm">
          <draw:text-box>
            <text:p text:style-name="P1"><text:span text:style-name="T1">cambio la parte no recursiva puede coincidir con la condición de terminación. Algo </text:span></text:p>
          </draw:text-box>
        </draw:frame>
        <draw:frame draw:style-name="gr1" draw:text-style-name="P2" draw:layer="layout" svg:width="15.839cm" svg:height="0.475cm" svg:x="2.985cm" svg:y="19.372cm">
          <draw:text-box>
            <text:p text:style-name="P1"><text:span text:style-name="T1">muy <text:s/>importante <text:s/>a <text:s/>tener <text:s/>en <text:s/>cuenta <text:s/>cuando <text:s/>usemos <text:s/>la <text:s/>recursividad <text:s/>es <text:s/>que <text:s/>es </text:span></text:p>
          </draw:text-box>
        </draw:frame>
        <draw:frame draw:style-name="gr1" draw:text-style-name="P2" draw:layer="layout" svg:width="15.361cm" svg:height="0.475cm" svg:x="2.985cm" svg:y="19.901cm">
          <draw:text-box>
            <text:p text:style-name="P1"><text:span text:style-name="T1">necesario asegurarnos que llega un momento en que no hacemos más llamadas </text:span></text:p>
          </draw:text-box>
        </draw:frame>
        <draw:frame draw:style-name="gr1" draw:text-style-name="P2" draw:layer="layout" svg:width="14.103cm" svg:height="0.475cm" svg:x="2.985cm" svg:y="20.427cm">
          <draw:text-box>
            <text:p text:style-name="P1"><text:span text:style-name="T1">recursivas. Si no se cumple esta condición el programa no parará nunca. <text:s text:c="2"/></text:span></text:p>
          </draw:text-box>
        </draw:frame>
        <draw:frame draw:style-name="gr1" draw:text-style-name="P2" draw:layer="layout" svg:width="0.422cm" svg:height="0.475cm" svg:x="2.998cm" svg:y="21.244cm">
          <draw:text-box>
            <text:p text:style-name="P1"><text:span text:style-name="T4"><text:s/></text:span><text:span text:style-name="T1"><text:s/></text:span></text:p>
          </draw:text-box>
        </draw:frame>
        <draw:frame draw:style-name="gr1" draw:text-style-name="P2" draw:layer="layout" svg:width="3.203cm" svg:height="0.475cm" svg:x="2.973cm" svg:y="22.049cm">
          <draw:text-box>
            <text:p text:style-name="P1"><text:span text:style-name="T2">Componentes: </text:span><text:span text:style-name="T1"><text:s/></text:span></text:p>
          </draw:text-box>
        </draw:frame>
        <draw:frame draw:style-name="gr1" draw:text-style-name="P2" draw:layer="layout" svg:width="0.422cm" svg:height="0.475cm" svg:x="3.633cm" svg:y="22.887cm">
          <draw:text-box>
            <text:p text:style-name="P1"><text:span text:style-name="T1">• </text:span></text:p>
          </draw:text-box>
        </draw:frame>
        <draw:frame draw:style-name="gr1" draw:text-style-name="P2" draw:layer="layout" svg:width="12.524cm" svg:height="0.475cm" svg:x="4.268cm" svg:y="22.887cm">
          <draw:text-box>
            <text:p text:style-name="P1"><text:span text:style-name="T1">Caso base. Es el resultado más simple, lo que conoce la función. <text:s/></text:span></text:p>
          </draw:text-box>
        </draw:frame>
        <draw:frame draw:style-name="gr1" draw:text-style-name="P2" draw:layer="layout" svg:width="0.422cm" svg:height="0.475cm" svg:x="3.633cm" svg:y="23.42cm">
          <draw:text-box>
            <text:p text:style-name="P1"><text:span text:style-name="T1">• </text:span></text:p>
          </draw:text-box>
        </draw:frame>
        <draw:frame draw:style-name="gr1" draw:text-style-name="P2" draw:layer="layout" svg:width="14.501cm" svg:height="0.475cm" svg:x="4.268cm" svg:y="23.42cm">
          <draw:text-box>
            <text:p text:style-name="P1"><text:span text:style-name="T1">Paso de recursión. Problema poco menos complejo que el original. También </text:span></text:p>
          </draw:text-box>
        </draw:frame>
        <draw:frame draw:style-name="gr1" draw:text-style-name="P2" draw:layer="layout" svg:width="7.986cm" svg:height="0.475cm" svg:x="4.268cm" svg:y="23.945cm">
          <draw:text-box>
            <text:p text:style-name="P1"><text:span text:style-name="T1">puede incluir la palabra reservada return. <text:s/></text:span></text:p>
          </draw:text-box>
        </draw:frame>
        <draw:frame draw:style-name="gr3" draw:text-style-name="P4" draw:layer="layout" svg:width="0.364cm" svg:height="0.364cm" svg:x="3.632cm" svg:y="12.426cm">
          <draw:image xlink:href="Pictures/100002010000000F0000000FCA6859F8FDC8095A.png" xlink:type="simple" xlink:show="embed" xlink:actuate="onLoad">
            <text:p/>
          </draw:image>
        </draw:frame>
        <draw:frame draw:style-name="gr3" draw:text-style-name="P4" draw:layer="layout" svg:width="0.364cm" svg:height="0.362cm" svg:x="3.632cm" svg:y="12.952cm">
          <draw:image xlink:href="Pictures/100002010000000F0000000FCA6859F8FDC8095A.png" xlink:type="simple" xlink:show="embed" xlink:actuate="onLoad">
            <text:p/>
          </draw:image>
        </draw:frame>
        <draw:frame draw:style-name="gr3" draw:text-style-name="P4" draw:layer="layout" svg:width="0.364cm" svg:height="0.362cm" svg:x="3.632cm" svg:y="14.016cm">
          <draw:image xlink:href="Pictures/100002010000000F0000000FCA6859F8FDC8095A.png" xlink:type="simple" xlink:show="embed" xlink:actuate="onLoad">
            <text:p/>
          </draw:image>
        </draw:frame>
        <draw:frame draw:style-name="gr3" draw:text-style-name="P4" draw:layer="layout" svg:width="0.364cm" svg:height="0.364cm" svg:x="3.632cm" svg:y="14.539cm">
          <draw:image xlink:href="Pictures/100002010000000F0000000FCA6859F8FDC8095A.png" xlink:type="simple" xlink:show="embed" xlink:actuate="onLoad">
            <text:p/>
          </draw:image>
        </draw:frame>
        <draw:frame draw:style-name="gr3" draw:text-style-name="P4" draw:layer="layout" svg:width="0.364cm" svg:height="0.362cm" svg:x="3.632cm" svg:y="15.065cm">
          <draw:image xlink:href="Pictures/100002010000000F0000000FCA6859F8FDC8095A.png" xlink:type="simple" xlink:show="embed" xlink:actuate="onLoad">
            <text:p/>
          </draw:image>
        </draw:frame>
        <draw:frame draw:style-name="gr1" draw:text-style-name="P2" draw:layer="layout" svg:width="1.869cm" svg:height="0.475cm" svg:x="2.973cm" svg:y="24.478cm">
          <draw:text-box>
            <text:p text:style-name="P1"><text:span text:style-name="T4">Ventaja. </text:span><text:span text:style-name="T1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595cm" svg:height="0.475cm" svg:x="2.973cm" svg:y="2.522cm">
          <draw:text-box>
            <text:p text:style-name="P1"><text:span text:style-name="T1">La </text:span></text:p>
          </draw:text-box>
        </draw:frame>
        <draw:frame draw:style-name="gr1" draw:text-style-name="P2" draw:layer="layout" svg:width="1.7cm" svg:height="0.475cm" svg:x="3.738cm" svg:y="2.522cm">
          <draw:text-box>
            <text:p text:style-name="P1"><text:span text:style-name="T1">principal </text:span></text:p>
          </draw:text-box>
        </draw:frame>
        <draw:frame draw:style-name="gr1" draw:text-style-name="P2" draw:layer="layout" svg:width="1.492cm" svg:height="0.475cm" svg:x="5.607cm" svg:y="2.522cm">
          <draw:text-box>
            <text:p text:style-name="P1"><text:span text:style-name="T1">ventaja </text:span></text:p>
          </draw:text-box>
        </draw:frame>
        <draw:frame draw:style-name="gr1" draw:text-style-name="P2" draw:layer="layout" svg:width="0.569cm" svg:height="0.475cm" svg:x="7.261cm" svg:y="2.522cm">
          <draw:text-box>
            <text:p text:style-name="P1"><text:span text:style-name="T1">es </text:span></text:p>
          </draw:text-box>
        </draw:frame>
        <draw:frame draw:style-name="gr1" draw:text-style-name="P2" draw:layer="layout" svg:width="0.451cm" svg:height="0.475cm" svg:x="8.001cm" svg:y="2.522cm">
          <draw:text-box>
            <text:p text:style-name="P1"><text:span text:style-name="T1">la </text:span></text:p>
          </draw:text-box>
        </draw:frame>
        <draw:frame draw:style-name="gr1" draw:text-style-name="P2" draw:layer="layout" svg:width="2.216cm" svg:height="0.475cm" svg:x="8.622cm" svg:y="2.522cm">
          <draw:text-box>
            <text:p text:style-name="P1"><text:span text:style-name="T1">simplicidad </text:span></text:p>
          </draw:text-box>
        </draw:frame>
        <draw:frame draw:style-name="gr1" draw:text-style-name="P2" draw:layer="layout" svg:width="0.595cm" svg:height="0.475cm" svg:x="11.017cm" svg:y="2.522cm">
          <draw:text-box>
            <text:p text:style-name="P1"><text:span text:style-name="T1">de </text:span></text:p>
          </draw:text-box>
        </draw:frame>
        <draw:frame draw:style-name="gr1" draw:text-style-name="P2" draw:layer="layout" svg:width="2.55cm" svg:height="0.475cm" svg:x="11.778cm" svg:y="2.522cm">
          <draw:text-box>
            <text:p text:style-name="P1"><text:span text:style-name="T1">comprensión </text:span></text:p>
          </draw:text-box>
        </draw:frame>
        <draw:frame draw:style-name="gr1" draw:text-style-name="P2" draw:layer="layout" svg:width="0.422cm" svg:height="0.475cm" svg:x="14.498cm" svg:y="2.522cm">
          <draw:text-box>
            <text:p text:style-name="P1"><text:span text:style-name="T1">y </text:span></text:p>
          </draw:text-box>
        </draw:frame>
        <draw:frame draw:style-name="gr1" draw:text-style-name="P2" draw:layer="layout" svg:width="0.569cm" svg:height="0.475cm" svg:x="14.997cm" svg:y="2.522cm">
          <draw:text-box>
            <text:p text:style-name="P1"><text:span text:style-name="T1">su </text:span></text:p>
          </draw:text-box>
        </draw:frame>
        <draw:frame draw:style-name="gr1" draw:text-style-name="P2" draw:layer="layout" svg:width="0.971cm" svg:height="0.475cm" svg:x="15.737cm" svg:y="2.522cm">
          <draw:text-box>
            <text:p text:style-name="P1"><text:span text:style-name="T1">gran </text:span></text:p>
          </draw:text-box>
        </draw:frame>
        <draw:frame draw:style-name="gr1" draw:text-style-name="P2" draw:layer="layout" svg:width="1.848cm" svg:height="0.475cm" svg:x="16.875cm" svg:y="2.522cm">
          <draw:text-box>
            <text:p text:style-name="P1"><text:span text:style-name="T1">potencia, </text:span></text:p>
          </draw:text-box>
        </draw:frame>
        <draw:frame draw:style-name="gr1" draw:text-style-name="P2" draw:layer="layout" svg:width="15.5cm" svg:height="0.475cm" svg:x="2.985cm" svg:y="3.047cm">
          <draw:text-box>
            <text:p text:style-name="P1"><text:span text:style-name="T1">favoreciendo la resolución de problemas de manera natural, sencilla y elegante; y </text:span></text:p>
          </draw:text-box>
        </draw:frame>
        <draw:frame draw:style-name="gr1" draw:text-style-name="P2" draw:layer="layout" svg:width="16.11cm" svg:height="0.475cm" svg:x="2.985cm" svg:y="3.576cm">
          <draw:text-box>
            <text:p text:style-name="P1"><text:span text:style-name="T1">facilidad para comprobar y convencerse de que la solución del problema es correcta. </text:span></text:p>
          </draw:text-box>
        </draw:frame>
        <draw:frame draw:style-name="gr1" draw:text-style-name="P2" draw:layer="layout" svg:width="6.183cm" svg:height="0.475cm" svg:x="2.985cm" svg:y="4.101cm">
          <draw:text-box>
            <text:p text:style-name="P1"><text:span text:style-name="T3">Factible de utilizar recursividad: </text:span><text:span text:style-name="T1"><text:s/></text:span></text:p>
          </draw:text-box>
        </draw:frame>
        <draw:frame draw:style-name="gr1" draw:text-style-name="P2" draw:layer="layout" svg:width="0.422cm" svg:height="0.497cm" svg:x="3.633cm" svg:y="4.908cm">
          <draw:text-box>
            <text:p text:style-name="P1"><text:span text:style-name="T5">❖</text:span></text:p>
          </draw:text-box>
        </draw:frame>
        <draw:frame draw:style-name="gr1" draw:text-style-name="P2" draw:layer="layout" svg:width="5.311cm" svg:height="0.475cm" svg:x="4.01cm" svg:y="4.918cm">
          <draw:text-box>
            <text:p text:style-name="P1"><text:span text:style-name="T1"><text:s text:c="2"/></text:span><text:span text:style-name="T1">Para simplificar el código. <text:s/></text:span></text:p>
          </draw:text-box>
        </draw:frame>
        <draw:frame draw:style-name="gr1" draw:text-style-name="P2" draw:layer="layout" svg:width="0.422cm" svg:height="0.497cm" svg:x="3.633cm" svg:y="5.441cm">
          <draw:text-box>
            <text:p text:style-name="P1"><text:span text:style-name="T5">❖</text:span></text:p>
          </draw:text-box>
        </draw:frame>
        <draw:frame draw:style-name="gr1" draw:text-style-name="P2" draw:layer="layout" svg:width="8.579cm" svg:height="0.475cm" svg:x="4.01cm" svg:y="5.451cm">
          <draw:text-box>
            <text:p text:style-name="P1"><text:span text:style-name="T1"><text:s text:c="2"/></text:span><text:span text:style-name="T1">Cuando la estructura de datos es recursiva <text:s/></text:span></text:p>
          </draw:text-box>
        </draw:frame>
        <draw:frame draw:style-name="gr1" draw:text-style-name="P2" draw:layer="layout" svg:width="0.422cm" svg:height="0.475cm" svg:x="2.998cm" svg:y="6.26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422cm" svg:height="0.475cm" svg:x="2.998cm" svg:y="6.785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3.33cm" svg:height="0.475cm" svg:x="2.973cm" svg:y="7.597cm">
          <draw:text-box>
            <text:p text:style-name="P1"><text:span text:style-name="T2">Inconveniente. <text:s/></text:span><text:span text:style-name="T1"><text:s/></text:span></text:p>
          </draw:text-box>
        </draw:frame>
        <draw:frame draw:style-name="gr1" draw:text-style-name="P2" draw:layer="layout" svg:width="16.043cm" svg:height="0.475cm" svg:x="2.973cm" svg:y="8.122cm">
          <draw:text-box>
            <text:p text:style-name="P1"><text:span text:style-name="T1"><text:s/></text:span><text:span text:style-name="T1">El principal inconveniente es la ineficiencia tanto en tiempo como en memoria, dado </text:span></text:p>
          </draw:text-box>
        </draw:frame>
        <draw:frame draw:style-name="gr1" draw:text-style-name="P2" draw:layer="layout" svg:width="15.179cm" svg:height="0.475cm" svg:x="2.985cm" svg:y="8.648cm">
          <draw:text-box>
            <text:p text:style-name="P1"><text:span text:style-name="T1">que para permitir su uso es necesario transformar el programa recursivo en otro </text:span></text:p>
          </draw:text-box>
        </draw:frame>
        <draw:frame draw:style-name="gr1" draw:text-style-name="P2" draw:layer="layout" svg:width="15.555cm" svg:height="0.475cm" svg:x="2.985cm" svg:y="9.178cm">
          <draw:text-box>
            <text:p text:style-name="P1"><text:span text:style-name="T1">iterativo, que utiliza bucles y pilas para almacenar las variables. </text:span><text:span text:style-name="T3">No factible utilizar </text:span></text:p>
          </draw:text-box>
        </draw:frame>
        <draw:frame draw:style-name="gr1" draw:text-style-name="P2" draw:layer="layout" svg:width="2.644cm" svg:height="0.475cm" svg:x="2.985cm" svg:y="9.702cm">
          <draw:text-box>
            <text:p text:style-name="P1"><text:span text:style-name="T3">recursividad: </text:span><text:span text:style-name="T1"><text:s/></text:span></text:p>
          </draw:text-box>
        </draw:frame>
        <draw:frame draw:style-name="gr1" draw:text-style-name="P2" draw:layer="layout" svg:width="0.422cm" svg:height="0.497cm" svg:x="3.633cm" svg:y="10.501cm">
          <draw:text-box>
            <text:p text:style-name="P1"><text:span text:style-name="T5">❖</text:span></text:p>
          </draw:text-box>
        </draw:frame>
        <draw:frame draw:style-name="gr1" draw:text-style-name="P2" draw:layer="layout" svg:width="8.46cm" svg:height="0.475cm" svg:x="4.01cm" svg:y="10.511cm">
          <draw:text-box>
            <text:p text:style-name="P1"><text:span text:style-name="T1"><text:s text:c="2"/></text:span><text:span text:style-name="T1">Cuando los métodos usen arreglos largos. <text:s/></text:span></text:p>
          </draw:text-box>
        </draw:frame>
        <draw:frame draw:style-name="gr1" draw:text-style-name="P2" draw:layer="layout" svg:width="0.422cm" svg:height="0.497cm" svg:x="3.633cm" svg:y="11.035cm">
          <draw:text-box>
            <text:p text:style-name="P1"><text:span text:style-name="T5">❖</text:span></text:p>
          </draw:text-box>
        </draw:frame>
        <draw:frame draw:style-name="gr1" draw:text-style-name="P2" draw:layer="layout" svg:width="12.427cm" svg:height="0.475cm" svg:x="4.01cm" svg:y="11.044cm">
          <draw:text-box>
            <text:p text:style-name="P1"><text:span text:style-name="T1"><text:s text:c="2"/></text:span><text:span text:style-name="T1">Cuando el método cambia de manera impredecible de campos. <text:s/></text:span></text:p>
          </draw:text-box>
        </draw:frame>
        <draw:frame draw:style-name="gr1" draw:text-style-name="P2" draw:layer="layout" svg:width="0.422cm" svg:height="0.497cm" svg:x="3.633cm" svg:y="11.568cm">
          <draw:text-box>
            <text:p text:style-name="P1"><text:span text:style-name="T5">❖</text:span></text:p>
          </draw:text-box>
        </draw:frame>
        <draw:frame draw:style-name="gr1" draw:text-style-name="P2" draw:layer="layout" svg:width="8.955cm" svg:height="0.475cm" svg:x="4.01cm" svg:y="11.578cm">
          <draw:text-box>
            <text:p text:style-name="P1"><text:span text:style-name="T1"><text:s text:c="2"/></text:span><text:span text:style-name="T1">Cuando las iteraciones sean la mejor opción. <text:s/></text:span></text:p>
          </draw:text-box>
        </draw:frame>
        <draw:frame draw:style-name="gr1" draw:text-style-name="P2" draw:layer="layout" svg:width="0.422cm" svg:height="0.475cm" svg:x="2.998cm" svg:y="12.39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2.267cm" svg:height="0.475cm" svg:x="2.998cm" svg:y="13.186cm">
          <draw:text-box>
            <text:p text:style-name="P1"><text:span text:style-name="T2">Ejemplos: </text:span><text:span text:style-name="T1"><text:s/></text:span></text:p>
          </draw:text-box>
        </draw:frame>
        <draw:frame draw:style-name="gr1" draw:text-style-name="P2" draw:layer="layout" svg:width="0.616cm" svg:height="0.475cm" svg:x="2.973cm" svg:y="13.999cm">
          <draw:text-box>
            <text:p text:style-name="P1"><text:span text:style-name="T1">1) <text:s/></text:span></text:p>
          </draw:text-box>
        </draw:frame>
        <draw:frame draw:style-name="gr1" draw:text-style-name="P2" draw:layer="layout" svg:width="7.444cm" svg:height="0.475cm" svg:x="2.973cm" svg:y="14.533cm">
          <draw:text-box>
            <text:p text:style-name="P1"><text:span text:style-name="T1">La suma de los elementos del arreglo: <text:s/></text:span></text:p>
          </draw:text-box>
        </draw:frame>
        <draw:frame draw:style-name="gr1" draw:text-style-name="P2" draw:layer="layout" svg:width="5.264cm" svg:height="0.475cm" svg:x="2.973cm" svg:y="15.067cm">
          <draw:text-box>
            <text:p text:style-name="P1"><text:span text:style-name="T1">int suma(int *vector, int fin) <text:s/></text:span></text:p>
          </draw:text-box>
        </draw:frame>
        <draw:frame draw:style-name="gr1" draw:text-style-name="P2" draw:layer="layout" svg:width="2.102cm" svg:height="0.475cm" svg:x="2.973cm" svg:y="15.6cm">
          <draw:text-box>
            <text:p text:style-name="P1"><text:span text:style-name="T1">{ int result; </text:span></text:p>
          </draw:text-box>
        </draw:frame>
        <draw:frame draw:style-name="gr1" draw:text-style-name="P2" draw:layer="layout" svg:width="1.788cm" svg:height="0.475cm" svg:x="2.99cm" svg:y="16.125cm">
          <draw:text-box>
            <text:p text:style-name="P1"><text:span text:style-name="T1">if(fin==0) </text:span></text:p>
          </draw:text-box>
        </draw:frame>
        <draw:frame draw:style-name="gr1" draw:text-style-name="P2" draw:layer="layout" svg:width="3.152cm" svg:height="0.475cm" svg:x="2.99cm" svg:y="16.65cm">
          <draw:text-box>
            <text:p text:style-name="P1"><text:span text:style-name="T1">result=vector[0]; </text:span></text:p>
          </draw:text-box>
        </draw:frame>
        <draw:frame draw:style-name="gr1" draw:text-style-name="P2" draw:layer="layout" svg:width="1.018cm" svg:height="0.475cm" svg:x="2.99cm" svg:y="17.175cm">
          <draw:text-box>
            <text:p text:style-name="P1"><text:span text:style-name="T1">else <text:s/></text:span></text:p>
          </draw:text-box>
        </draw:frame>
        <draw:frame draw:style-name="gr1" draw:text-style-name="P2" draw:layer="layout" svg:width="7.144cm" svg:height="0.475cm" svg:x="2.973cm" svg:y="17.7cm">
          <draw:text-box>
            <text:p text:style-name="P1"><text:span text:style-name="T1">result=vector[fin]+suma(vector,fin-1); <text:s/></text:span></text:p>
          </draw:text-box>
        </draw:frame>
        <draw:frame draw:style-name="gr1" draw:text-style-name="P2" draw:layer="layout" svg:width="2.622cm" svg:height="0.475cm" svg:x="2.973cm" svg:y="18.233cm">
          <draw:text-box>
            <text:p text:style-name="P1"><text:span text:style-name="T1">return result; <text:s/></text:span></text:p>
          </draw:text-box>
        </draw:frame>
        <draw:frame draw:style-name="gr1" draw:text-style-name="P2" draw:layer="layout" svg:width="0.422cm" svg:height="0.475cm" svg:x="2.973cm" svg:y="18.767cm">
          <draw:text-box>
            <text:p text:style-name="P1"><text:span text:style-name="T1">} <text:s/></text:span></text:p>
          </draw:text-box>
        </draw:frame>
        <draw:frame draw:style-name="gr1" draw:text-style-name="P2" draw:layer="layout" svg:width="0.422cm" svg:height="0.475cm" svg:x="2.998cm" svg:y="19.3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616cm" svg:height="0.475cm" svg:x="2.973cm" svg:y="19.825cm">
          <draw:text-box>
            <text:p text:style-name="P1"><text:span text:style-name="T1">2) <text:s/></text:span></text:p>
          </draw:text-box>
        </draw:frame>
        <draw:frame draw:style-name="gr1" draw:text-style-name="P2" draw:layer="layout" svg:width="13.29cm" svg:height="0.475cm" svg:x="2.973cm" svg:y="20.355cm">
          <draw:text-box>
            <text:p text:style-name="P1"><text:span text:style-name="T1">Programar un algoritmo recursivo que permita sumar los dígitos de un </text:span></text:p>
          </draw:text-box>
        </draw:frame>
        <draw:frame draw:style-name="gr1" draw:text-style-name="P2" draw:layer="layout" svg:width="14.129cm" svg:height="0.475cm" svg:x="2.99cm" svg:y="20.884cm">
          <draw:text-box>
            <text:p text:style-name="P1"><text:span text:style-name="T1">número.Ejemplo: Entrada:123 Resultado:6 Solución: int sumar_dig (int n) <text:s text:c="2"/></text:span></text:p>
          </draw:text-box>
        </draw:frame>
        <draw:frame draw:style-name="gr1" draw:text-style-name="P2" draw:layer="layout" svg:width="0.422cm" svg:height="0.475cm" svg:x="2.973cm" svg:y="21.409cm">
          <draw:text-box>
            <text:p text:style-name="P1"><text:span text:style-name="T1">{ <text:s/></text:span></text:p>
          </draw:text-box>
        </draw:frame>
        <draw:frame draw:style-name="gr1" draw:text-style-name="P2" draw:layer="layout" svg:width="6.305cm" svg:height="0.475cm" svg:x="2.973cm" svg:y="21.939cm">
          <draw:text-box>
            <text:p text:style-name="P1"><text:span text:style-name="T1">if (n == 0) { <text:s text:c="5"/>//caso base return </text:span></text:p>
          </draw:text-box>
        </draw:frame>
        <draw:frame draw:style-name="gr1" draw:text-style-name="P2" draw:layer="layout" svg:width="0.595cm" svg:height="0.475cm" svg:x="2.985cm" svg:y="22.468cm">
          <draw:text-box>
            <text:p text:style-name="P1"><text:span text:style-name="T1">n; <text:s/></text:span></text:p>
          </draw:text-box>
        </draw:frame>
        <draw:frame draw:style-name="gr1" draw:text-style-name="P2" draw:layer="layout" svg:width="1.158cm" svg:height="0.475cm" svg:x="2.973cm" svg:y="23.001cm">
          <draw:text-box>
            <text:p text:style-name="P1"><text:span text:style-name="T1">} else </text:span></text:p>
          </draw:text-box>
        </draw:frame>
        <draw:frame draw:style-name="gr1" draw:text-style-name="P2" draw:layer="layout" svg:width="0.422cm" svg:height="0.475cm" svg:x="2.985cm" svg:y="23.526cm">
          <draw:text-box>
            <text:p text:style-name="P1"><text:span text:style-name="T1">{ <text:s/></text:span></text:p>
          </draw:text-box>
        </draw:frame>
        <draw:frame draw:style-name="gr1" draw:text-style-name="P2" draw:layer="layout" svg:width="7.118cm" svg:height="0.475cm" svg:x="2.973cm" svg:y="24.059cm">
          <draw:text-box>
            <text:p text:style-name="P1"><text:span text:style-name="T1">return sumar_dig (n / 10) + (n % 10); <text:s/></text:span></text:p>
          </draw:text-box>
        </draw:frame>
        <draw:frame draw:style-name="gr1" draw:text-style-name="P2" draw:layer="layout" svg:width="0.422cm" svg:height="0.475cm" svg:x="2.973cm" svg:y="24.593cm">
          <draw:text-box>
            <text:p text:style-name="P1"><text:span text:style-name="T1">} <text:s/></text:span></text:p>
          </draw:text-box>
        </draw:frame>
      </draw:page>
      <draw:page draw:name="page3" draw:style-name="dp1" draw:master-page-name="master-page26">
        <draw:frame draw:style-name="gr1" draw:text-style-name="P2" draw:layer="layout" svg:width="0.422cm" svg:height="0.475cm" svg:x="2.973cm" svg:y="2.522cm">
          <draw:text-box>
            <text:p text:style-name="P1"><text:span text:style-name="T1">} <text:s/></text:span></text:p>
          </draw:text-box>
        </draw:frame>
        <draw:frame draw:style-name="gr1" draw:text-style-name="P2" draw:layer="layout" svg:width="0.422cm" svg:height="0.475cm" svg:x="2.998cm" svg:y="3.05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616cm" svg:height="0.475cm" svg:x="2.973cm" svg:y="3.58cm">
          <draw:text-box>
            <text:p text:style-name="P1"><text:span text:style-name="T1">3) <text:s/></text:span></text:p>
          </draw:text-box>
        </draw:frame>
        <draw:frame draw:style-name="gr1" draw:text-style-name="P2" draw:layer="layout" svg:width="15.915cm" svg:height="0.475cm" svg:x="2.973cm" svg:y="4.393cm">
          <draw:text-box>
            <text:p text:style-name="P1"><text:span text:style-name="T1">Programar un algoritmo recursivo que determine si un número es positivo/negativo. <text:s/></text:span></text:p>
          </draw:text-box>
        </draw:frame>
        <draw:frame draw:style-name="gr1" draw:text-style-name="P2" draw:layer="layout" svg:width="1.869cm" svg:height="0.475cm" svg:x="2.973cm" svg:y="4.922cm">
          <draw:text-box>
            <text:p text:style-name="P1"><text:span text:style-name="T1">Solución: </text:span></text:p>
          </draw:text-box>
        </draw:frame>
        <draw:frame draw:style-name="gr1" draw:text-style-name="P2" draw:layer="layout" svg:width="1.23cm" svg:height="0.475cm" svg:x="5.304cm" svg:y="4.922cm">
          <draw:text-box>
            <text:p text:style-name="P1"><text:span text:style-name="T1">public </text:span></text:p>
          </draw:text-box>
        </draw:frame>
        <draw:frame draw:style-name="gr1" draw:text-style-name="P2" draw:layer="layout" svg:width="1.636cm" svg:height="0.475cm" svg:x="6.996cm" svg:y="4.922cm">
          <draw:text-box>
            <text:p text:style-name="P1"><text:span text:style-name="T1">boolean </text:span></text:p>
          </draw:text-box>
        </draw:frame>
        <draw:frame draw:style-name="gr1" draw:text-style-name="P2" draw:layer="layout" svg:width="5.696cm" svg:height="0.475cm" svg:x="2.985cm" svg:y="5.451cm">
          <draw:text-box>
            <text:p text:style-name="P1"><text:span text:style-name="T1">positivo(int n){ <text:s text:c="3"/>if(n&lt;0) return </text:span></text:p>
          </draw:text-box>
        </draw:frame>
        <draw:frame draw:style-name="gr1" draw:text-style-name="P2" draw:layer="layout" svg:width="1.09cm" svg:height="0.475cm" svg:x="2.985cm" svg:y="5.98cm">
          <draw:text-box>
            <text:p text:style-name="P1"><text:span text:style-name="T1">true; <text:s/></text:span></text:p>
          </draw:text-box>
        </draw:frame>
        <draw:frame draw:style-name="gr1" draw:text-style-name="P2" draw:layer="layout" svg:width="4.964cm" svg:height="0.475cm" svg:x="2.973cm" svg:y="6.509cm">
          <draw:text-box>
            <text:p text:style-name="P1"><text:span text:style-name="T1"><text:s text:c="3"/></text:span><text:span text:style-name="T1">else return negativo(n); <text:s/></text:span></text:p>
          </draw:text-box>
        </draw:frame>
        <draw:frame draw:style-name="gr1" draw:text-style-name="P2" draw:layer="layout" svg:width="0.616cm" svg:height="0.475cm" svg:x="2.973cm" svg:y="7.043cm">
          <draw:text-box>
            <text:p text:style-name="P1"><text:span text:style-name="T1"><text:s text:c="2"/></text:span><text:span text:style-name="T1">} <text:s/></text:span></text:p>
          </draw:text-box>
        </draw:frame>
        <draw:frame draw:style-name="gr1" draw:text-style-name="P2" draw:layer="layout" svg:width="6.17cm" svg:height="0.475cm" svg:x="2.973cm" svg:y="7.576cm">
          <draw:text-box>
            <text:p text:style-name="P1"><text:span text:style-name="T1"><text:s text:c="2"/></text:span><text:span text:style-name="T1">public boolean negativo(int n){ <text:s/></text:span></text:p>
          </draw:text-box>
        </draw:frame>
        <draw:frame draw:style-name="gr1" draw:text-style-name="P2" draw:layer="layout" svg:width="4.168cm" svg:height="0.475cm" svg:x="2.973cm" svg:y="8.11cm">
          <draw:text-box>
            <text:p text:style-name="P1"><text:span text:style-name="T1"><text:s text:c="3"/></text:span><text:span text:style-name="T1">if(n&gt;0) return false; <text:s/></text:span></text:p>
          </draw:text-box>
        </draw:frame>
        <draw:frame draw:style-name="gr1" draw:text-style-name="P2" draw:layer="layout" svg:width="4.913cm" svg:height="0.475cm" svg:x="2.973cm" svg:y="8.644cm">
          <draw:text-box>
            <text:p text:style-name="P1"><text:span text:style-name="T1"><text:s text:c="3"/></text:span><text:span text:style-name="T1">else return <text:s/>positivo(n); <text:s/></text:span></text:p>
          </draw:text-box>
        </draw:frame>
        <draw:frame draw:style-name="gr1" draw:text-style-name="P2" draw:layer="layout" svg:width="0.616cm" svg:height="0.475cm" svg:x="2.973cm" svg:y="9.178cm">
          <draw:text-box>
            <text:p text:style-name="P1"><text:span text:style-name="T1"><text:s text:c="2"/></text:span><text:span text:style-name="T1">} <text:s/></text:span></text:p>
          </draw:text-box>
        </draw:frame>
        <draw:frame draw:style-name="gr1" draw:text-style-name="P2" draw:layer="layout" svg:width="0.422cm" svg:height="0.475cm" svg:x="2.998cm" svg:y="9.707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616cm" svg:height="0.475cm" svg:x="2.973cm" svg:y="10.232cm">
          <draw:text-box>
            <text:p text:style-name="P1"><text:span text:style-name="T1">4) <text:s/></text:span></text:p>
          </draw:text-box>
        </draw:frame>
        <draw:frame draw:style-name="gr1" draw:text-style-name="P2" draw:layer="layout" svg:width="5.34cm" svg:height="0.475cm" svg:x="2.973cm" svg:y="10.765cm">
          <draw:text-box>
            <text:p text:style-name="P1"><text:span text:style-name="T1">Implementación en Pascal: <text:s/></text:span></text:p>
          </draw:text-box>
        </draw:frame>
        <draw:frame draw:style-name="gr1" draw:text-style-name="P2" draw:layer="layout" svg:width="7.233cm" svg:height="0.475cm" svg:x="2.973cm" svg:y="11.298cm">
          <draw:text-box>
            <text:p text:style-name="P1"><text:span text:style-name="T1">function fibonacci (n:integer): integer; <text:s/></text:span></text:p>
          </draw:text-box>
        </draw:frame>
        <draw:frame draw:style-name="gr1" draw:text-style-name="P2" draw:layer="layout" svg:width="2.567cm" svg:height="0.475cm" svg:x="2.973cm" svg:y="11.832cm">
          <draw:text-box>
            <text:p text:style-name="P1"><text:span text:style-name="T1">begin if n = 0 </text:span></text:p>
          </draw:text-box>
        </draw:frame>
        <draw:frame draw:style-name="gr1" draw:text-style-name="P2" draw:layer="layout" svg:width="0.95cm" svg:height="0.475cm" svg:x="2.99cm" svg:y="12.357cm">
          <draw:text-box>
            <text:p text:style-name="P1"><text:span text:style-name="T1">then </text:span></text:p>
          </draw:text-box>
        </draw:frame>
        <draw:frame draw:style-name="gr1" draw:text-style-name="P2" draw:layer="layout" svg:width="2.635cm" svg:height="0.475cm" svg:x="2.99cm" svg:y="12.882cm">
          <draw:text-box>
            <text:p text:style-name="P1"><text:span text:style-name="T1">fibonacci := 0 </text:span></text:p>
          </draw:text-box>
        </draw:frame>
        <draw:frame draw:style-name="gr1" draw:text-style-name="P2" draw:layer="layout" svg:width="1.018cm" svg:height="0.475cm" svg:x="2.99cm" svg:y="13.407cm">
          <draw:text-box>
            <text:p text:style-name="P1"><text:span text:style-name="T1">else <text:s/></text:span></text:p>
          </draw:text-box>
        </draw:frame>
        <draw:frame draw:style-name="gr1" draw:text-style-name="P2" draw:layer="layout" svg:width="4.989cm" svg:height="0.475cm" svg:x="2.973cm" svg:y="13.932cm">
          <draw:text-box>
            <text:p text:style-name="P1"><text:span text:style-name="T1">if n = 1 then fibonacci:= 1 <text:s/></text:span></text:p>
          </draw:text-box>
        </draw:frame>
        <draw:frame draw:style-name="gr1" draw:text-style-name="P2" draw:layer="layout" svg:width="9.866cm" svg:height="0.475cm" svg:x="2.973cm" svg:y="14.466cm">
          <draw:text-box>
            <text:p text:style-name="P1"><text:span text:style-name="T1">else fibonacci := fibonacci (n-1)+fibonacci (n-2) end; </text:span></text:p>
          </draw:text-box>
        </draw:frame>
        <draw:frame draw:style-name="gr1" draw:text-style-name="P2" draw:layer="layout" svg:width="2.195cm" svg:height="0.475cm" svg:x="2.985cm" svg:y="14.995cm">
          <draw:text-box>
            <text:p text:style-name="P1"><text:span text:style-name="T1">{fibonacci} <text:s/></text:span></text:p>
          </draw:text-box>
        </draw:frame>
        <draw:frame draw:style-name="gr1" draw:text-style-name="P2" draw:layer="layout" svg:width="0.422cm" svg:height="0.475cm" svg:x="2.998cm" svg:y="15.528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616cm" svg:height="0.475cm" svg:x="2.973cm" svg:y="16.053cm">
          <draw:text-box>
            <text:p text:style-name="P1"><text:span text:style-name="T1">5) <text:s/></text:span></text:p>
          </draw:text-box>
        </draw:frame>
        <draw:frame draw:style-name="gr1" draw:text-style-name="P2" draw:layer="layout" svg:width="13.718cm" svg:height="0.475cm" svg:x="2.973cm" svg:y="16.582cm">
          <draw:text-box>
            <text:p text:style-name="P1"><text:span text:style-name="T1">Programar un algoritmo recursivo que calcule el factorial de un número. <text:s/></text:span></text:p>
          </draw:text-box>
        </draw:frame>
        <draw:frame draw:style-name="gr1" draw:text-style-name="P2" draw:layer="layout" svg:width="1.987cm" svg:height="0.475cm" svg:x="2.973cm" svg:y="17.116cm">
          <draw:text-box>
            <text:p text:style-name="P1"><text:span text:style-name="T1">Solución: <text:s/></text:span></text:p>
          </draw:text-box>
        </draw:frame>
        <draw:frame draw:style-name="gr1" draw:text-style-name="P2" draw:layer="layout" svg:width="3.376cm" svg:height="0.475cm" svg:x="2.973cm" svg:y="17.649cm">
          <draw:text-box>
            <text:p text:style-name="P1"><text:span text:style-name="T1">int factorial(int n) <text:s/></text:span></text:p>
          </draw:text-box>
        </draw:frame>
        <draw:frame draw:style-name="gr1" draw:text-style-name="P2" draw:layer="layout" svg:width="0.422cm" svg:height="0.475cm" svg:x="2.973cm" svg:y="18.183cm">
          <draw:text-box>
            <text:p text:style-name="P1"><text:span text:style-name="T1">{ <text:s/></text:span></text:p>
          </draw:text-box>
        </draw:frame>
        <draw:frame draw:style-name="gr1" draw:text-style-name="P2" draw:layer="layout" svg:width="1.695cm" svg:height="0.475cm" svg:x="2.973cm" svg:y="18.716cm">
          <draw:text-box>
            <text:p text:style-name="P1"><text:span text:style-name="T1">if(n==0) <text:s/></text:span></text:p>
          </draw:text-box>
        </draw:frame>
        <draw:frame draw:style-name="gr1" draw:text-style-name="P2" draw:layer="layout" svg:width="0.422cm" svg:height="0.475cm" svg:x="2.973cm" svg:y="19.249cm">
          <draw:text-box>
            <text:p text:style-name="P1"><text:span text:style-name="T1">{ <text:s/></text:span></text:p>
          </draw:text-box>
        </draw:frame>
        <draw:frame draw:style-name="gr1" draw:text-style-name="P2" draw:layer="layout" svg:width="4.257cm" svg:height="0.475cm" svg:x="2.973cm" svg:y="19.778cm">
          <draw:text-box>
            <text:p text:style-name="P1"><text:span text:style-name="T1">return 1; //Caso Base <text:s/></text:span></text:p>
          </draw:text-box>
        </draw:frame>
        <draw:frame draw:style-name="gr1" draw:text-style-name="P2" draw:layer="layout" svg:width="1.158cm" svg:height="0.475cm" svg:x="2.973cm" svg:y="20.313cm">
          <draw:text-box>
            <text:p text:style-name="P1"><text:span text:style-name="T1">} else </text:span></text:p>
          </draw:text-box>
        </draw:frame>
        <draw:frame draw:style-name="gr1" draw:text-style-name="P2" draw:layer="layout" svg:width="0.422cm" svg:height="0.475cm" svg:x="2.985cm" svg:y="20.842cm">
          <draw:text-box>
            <text:p text:style-name="P1"><text:span text:style-name="T1">{ <text:s/></text:span></text:p>
          </draw:text-box>
        </draw:frame>
        <draw:frame draw:style-name="gr1" draw:text-style-name="P2" draw:layer="layout" svg:width="8.634cm" svg:height="0.475cm" svg:x="2.973cm" svg:y="21.376cm">
          <draw:text-box>
            <text:p text:style-name="P1"><text:span text:style-name="T1">return n * factorial(n-1); <text:s/>//Fórmula Recursiva <text:s/></text:span></text:p>
          </draw:text-box>
        </draw:frame>
        <draw:frame draw:style-name="gr1" draw:text-style-name="P2" draw:layer="layout" svg:width="0.422cm" svg:height="0.475cm" svg:x="2.973cm" svg:y="21.905cm">
          <draw:text-box>
            <text:p text:style-name="P1"><text:span text:style-name="T1">} <text:s/></text:span></text:p>
          </draw:text-box>
        </draw:frame>
        <draw:frame draw:style-name="gr1" draw:text-style-name="P2" draw:layer="layout" svg:width="0.422cm" svg:height="0.475cm" svg:x="2.973cm" svg:y="22.438cm">
          <draw:text-box>
            <text:p text:style-name="P1"><text:span text:style-name="T1">} <text:s/></text:span></text:p>
          </draw:text-box>
        </draw:frame>
        <draw:frame draw:style-name="gr1" draw:text-style-name="P2" draw:layer="layout" svg:width="0.422cm" svg:height="0.475cm" svg:x="2.998cm" svg:y="22.97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616cm" svg:height="0.475cm" svg:x="2.973cm" svg:y="23.496cm">
          <draw:text-box>
            <text:p text:style-name="P1"><text:span text:style-name="T1">6) <text:s/></text:span></text:p>
          </draw:text-box>
        </draw:frame>
        <draw:frame draw:style-name="gr1" draw:text-style-name="P2" draw:layer="layout" svg:width="16.131cm" svg:height="0.475cm" svg:x="2.973cm" svg:y="24.03cm">
          <draw:text-box>
            <text:p text:style-name="P1"><text:span text:style-name="T1">Programar <text:s/>un <text:s/>algoritmo <text:s/>recursivo <text:s/>que <text:s/>calcule <text:s/>un <text:s/>número <text:s/>de <text:s/>la <text:s/>serie <text:s/>fibonacci. </text:span></text:p>
          </draw:text-box>
        </draw:frame>
        <draw:frame draw:style-name="gr1" draw:text-style-name="P2" draw:layer="layout" svg:width="1.987cm" svg:height="0.475cm" svg:x="2.985cm" svg:y="24.559cm">
          <draw:text-box>
            <text:p text:style-name="P1"><text:span text:style-name="T1">Solución: <text:s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3.355cm" svg:height="0.475cm" svg:x="2.973cm" svg:y="2.522cm">
          <draw:text-box>
            <text:p text:style-name="P1"><text:span text:style-name="T1">int fibonaci(int n) <text:s/></text:span></text:p>
          </draw:text-box>
        </draw:frame>
        <draw:frame draw:style-name="gr1" draw:text-style-name="P2" draw:layer="layout" svg:width="0.422cm" svg:height="0.475cm" svg:x="2.973cm" svg:y="3.051cm">
          <draw:text-box>
            <text:p text:style-name="P1"><text:span text:style-name="T1">{ <text:s/></text:span></text:p>
          </draw:text-box>
        </draw:frame>
        <draw:frame draw:style-name="gr1" draw:text-style-name="P2" draw:layer="layout" svg:width="4.485cm" svg:height="0.475cm" svg:x="2.973cm" svg:y="3.584cm">
          <draw:text-box>
            <text:p text:style-name="P1"><text:span text:style-name="T1">if(n==1 || n==2) { return </text:span></text:p>
          </draw:text-box>
        </draw:frame>
        <draw:frame draw:style-name="gr1" draw:text-style-name="P2" draw:layer="layout" svg:width="0.595cm" svg:height="0.475cm" svg:x="2.985cm" svg:y="4.113cm">
          <draw:text-box>
            <text:p text:style-name="P1"><text:span text:style-name="T1">1; <text:s/></text:span></text:p>
          </draw:text-box>
        </draw:frame>
        <draw:frame draw:style-name="gr1" draw:text-style-name="P2" draw:layer="layout" svg:width="0.422cm" svg:height="0.475cm" svg:x="2.973cm" svg:y="4.647cm">
          <draw:text-box>
            <text:p text:style-name="P1"><text:span text:style-name="T1">} <text:s/></text:span></text:p>
          </draw:text-box>
        </draw:frame>
        <draw:frame draw:style-name="gr1" draw:text-style-name="P2" draw:layer="layout" svg:width="1.158cm" svg:height="0.475cm" svg:x="2.973cm" svg:y="5.18cm">
          <draw:text-box>
            <text:p text:style-name="P1"><text:span text:style-name="T1">else{ <text:s/></text:span></text:p>
          </draw:text-box>
        </draw:frame>
        <draw:frame draw:style-name="gr1" draw:text-style-name="P2" draw:layer="layout" svg:width="6.547cm" svg:height="0.475cm" svg:x="2.973cm" svg:y="5.709cm">
          <draw:text-box>
            <text:p text:style-name="P1"><text:span text:style-name="T1">return fibonaci(n-1)+fibonaci(n-2); <text:s/></text:span></text:p>
          </draw:text-box>
        </draw:frame>
        <draw:frame draw:style-name="gr1" draw:text-style-name="P2" draw:layer="layout" svg:width="0.422cm" svg:height="0.475cm" svg:x="2.973cm" svg:y="6.243cm">
          <draw:text-box>
            <text:p text:style-name="P1"><text:span text:style-name="T1">} <text:s/></text:span></text:p>
          </draw:text-box>
        </draw:frame>
        <draw:frame draw:style-name="gr1" draw:text-style-name="P2" draw:layer="layout" svg:width="0.422cm" svg:height="0.475cm" svg:x="2.973cm" svg:y="6.776cm">
          <draw:text-box>
            <text:p text:style-name="P1"><text:span text:style-name="T1">} <text:s/></text:span></text:p>
          </draw:text-box>
        </draw:frame>
        <draw:frame draw:style-name="gr1" draw:text-style-name="P2" draw:layer="layout" svg:width="0.422cm" svg:height="0.475cm" svg:x="2.998cm" svg:y="7.31cm">
          <draw:text-box>
            <text:p text:style-name="P1"><text:span text:style-name="T1"><text:s text:c="2"/></text:span></text:p>
          </draw:text-box>
        </draw:frame>
        <draw:frame draw:style-name="gr1" draw:text-style-name="P2" draw:layer="layout" svg:width="0.616cm" svg:height="0.475cm" svg:x="2.973cm" svg:y="7.834cm">
          <draw:text-box>
            <text:p text:style-name="P1"><text:span text:style-name="T1">7) <text:s/></text:span></text:p>
          </draw:text-box>
        </draw:frame>
        <draw:frame draw:style-name="gr1" draw:text-style-name="P2" draw:layer="layout" svg:width="14.086cm" svg:height="0.475cm" svg:x="2.973cm" svg:y="8.369cm">
          <draw:text-box>
            <text:p text:style-name="P1"><text:span text:style-name="T1">Programar un algoritmo recursivo que permita invertir un número.Ejemplo: </text:span></text:p>
          </draw:text-box>
        </draw:frame>
        <draw:frame draw:style-name="gr1" draw:text-style-name="P2" draw:layer="layout" svg:width="6.555cm" svg:height="0.475cm" svg:x="2.99cm" svg:y="8.894cm">
          <draw:text-box>
            <text:p text:style-name="P1"><text:span text:style-name="T1">Entrada:123 Salida:321 Solución: <text:s/></text:span></text:p>
          </draw:text-box>
        </draw:frame>
        <draw:frame draw:style-name="gr1" draw:text-style-name="P2" draw:layer="layout" svg:width="3.397cm" svg:height="0.475cm" svg:x="2.973cm" svg:y="9.419cm">
          <draw:text-box>
            <text:p text:style-name="P1"><text:span text:style-name="T1">int invertir (int n) <text:s text:c="2"/></text:span></text:p>
          </draw:text-box>
        </draw:frame>
        <draw:frame draw:style-name="gr1" draw:text-style-name="P2" draw:layer="layout" svg:width="0.422cm" svg:height="0.475cm" svg:x="2.973cm" svg:y="9.952cm">
          <draw:text-box>
            <text:p text:style-name="P1"><text:span text:style-name="T1">{ <text:s/></text:span></text:p>
          </draw:text-box>
        </draw:frame>
        <draw:frame draw:style-name="gr1" draw:text-style-name="P2" draw:layer="layout" svg:width="7.009cm" svg:height="0.475cm" svg:x="2.973cm" svg:y="10.486cm">
          <draw:text-box>
            <text:p text:style-name="P1"><text:span text:style-name="T1"><text:s/></text:span><text:span text:style-name="T1">if (n &lt; 10) { <text:s text:c="8"/>//caso base <text:s text:c="2"/>return </text:span></text:p>
          </draw:text-box>
        </draw:frame>
        <draw:frame draw:style-name="gr1" draw:text-style-name="P2" draw:layer="layout" svg:width="0.595cm" svg:height="0.475cm" svg:x="2.985cm" svg:y="11.011cm">
          <draw:text-box>
            <text:p text:style-name="P1"><text:span text:style-name="T1">n; <text:s/></text:span></text:p>
          </draw:text-box>
        </draw:frame>
        <draw:frame draw:style-name="gr1" draw:text-style-name="P2" draw:layer="layout" svg:width="0.498cm" svg:height="0.475cm" svg:x="2.973cm" svg:y="11.544cm">
          <draw:text-box>
            <text:p text:style-name="P1"><text:span text:style-name="T1"><text:s/></text:span><text:span text:style-name="T1">} <text:s/></text:span></text:p>
          </draw:text-box>
        </draw:frame>
        <draw:frame draw:style-name="gr1" draw:text-style-name="P2" draw:layer="layout" svg:width="1.276cm" svg:height="0.475cm" svg:x="2.985cm" svg:y="12.073cm">
          <draw:text-box>
            <text:p text:style-name="P1"><text:span text:style-name="T1">else { <text:s/></text:span></text:p>
          </draw:text-box>
        </draw:frame>
        <draw:frame draw:style-name="gr1" draw:text-style-name="P2" draw:layer="layout" svg:width="7.52cm" svg:height="0.475cm" svg:x="2.973cm" svg:y="12.602cm">
          <draw:text-box>
            <text:p text:style-name="P1"><text:span text:style-name="T1"><text:s text:c="2"/></text:span><text:span text:style-name="T1">return (n % 10) + invertir (n / 10) * 10; <text:s/></text:span></text:p>
          </draw:text-box>
        </draw:frame>
        <draw:frame draw:style-name="gr1" draw:text-style-name="P2" draw:layer="layout" svg:width="0.498cm" svg:height="0.475cm" svg:x="2.973cm" svg:y="13.136cm">
          <draw:text-box>
            <text:p text:style-name="P1"><text:span text:style-name="T1"><text:s/></text:span><text:span text:style-name="T1">} <text:s/></text:span></text:p>
          </draw:text-box>
        </draw:frame>
        <draw:frame draw:style-name="gr1" draw:text-style-name="P2" draw:layer="layout" svg:width="0.497cm" svg:height="0.475cm" svg:x="2.973cm" svg:y="13.669cm">
          <draw:text-box>
            <text:p text:style-name="P1"><text:span text:style-name="T1">} <text:s text:c="2"/></text:span></text:p>
          </draw:text-box>
        </draw:frame>
        <draw:frame draw:style-name="gr1" draw:text-style-name="P2" draw:layer="layout" svg:width="2.788cm" svg:height="0.475cm" svg:x="2.973cm" svg:y="14.55cm">
          <draw:text-box>
            <text:p text:style-name="P1"><text:span text:style-name="T2">Referencias: </text:span><text:span text:style-name="T1"><text:s/></text:span></text:p>
          </draw:text-box>
        </draw:frame>
        <draw:frame draw:style-name="gr1" draw:text-style-name="P2" draw:layer="layout" svg:width="14.226cm" svg:height="0.475cm" svg:x="2.973cm" svg:y="15.295cm">
          <draw:text-box>
            <text:p text:style-name="P1"><text:span text:style-name="T1">Tenenbaum Aaron. (1983). Estructuras de datos en Pascal. Prentice Hall. <text:s text:c="2"/></text:span></text:p>
          </draw:text-box>
        </draw:frame>
        <draw:frame draw:style-name="gr1" draw:text-style-name="P2" draw:layer="layout" svg:width="15.924cm" svg:height="0.475cm" svg:x="2.973cm" svg:y="16.1cm">
          <draw:text-box>
            <text:p text:style-name="P1"><text:span text:style-name="T1">Joyanes <text:s/>Aguilar, <text:s/>L. <text:s/>(1988). <text:s/>Fundamentos <text:s/>de <text:s/>programación. <text:s/>(Ed. <text:s/>rev.). <text:s/>Madrid, </text:span></text:p>
          </draw:text-box>
        </draw:frame>
        <draw:frame draw:style-name="gr1" draw:text-style-name="P2" draw:layer="layout" svg:width="4.337cm" svg:height="0.475cm" svg:x="2.985cm" svg:y="16.629cm">
          <draw:text-box>
            <text:p text:style-name="P1"><text:span text:style-name="T1">España: McGraw-Hill. <text:s/></text:span></text:p>
          </draw:text-box>
        </draw:frame>
        <draw:frame draw:style-name="gr1" draw:text-style-name="P2" draw:layer="layout" svg:width="1.704cm" svg:height="0.475cm" svg:x="2.973cm" svg:y="17.433cm">
          <draw:text-box>
            <text:p text:style-name="P1"><text:span text:style-name="T1">Joyanes </text:span></text:p>
          </draw:text-box>
        </draw:frame>
        <draw:frame draw:style-name="gr1" draw:text-style-name="P2" draw:layer="layout" svg:width="1.56cm" svg:height="0.475cm" svg:x="4.88cm" svg:y="17.433cm">
          <draw:text-box>
            <text:p text:style-name="P1"><text:span text:style-name="T1">Aguilar, </text:span></text:p>
          </draw:text-box>
        </draw:frame>
        <draw:frame draw:style-name="gr1" draw:text-style-name="P2" draw:layer="layout" svg:width="0.899cm" svg:height="0.475cm" svg:x="6.643cm" svg:y="17.433cm">
          <draw:text-box>
            <text:p text:style-name="P1"><text:span text:style-name="T1">Luis </text:span></text:p>
          </draw:text-box>
        </draw:frame>
        <draw:frame draw:style-name="gr1" draw:text-style-name="P2" draw:layer="layout" svg:width="1.348cm" svg:height="0.475cm" svg:x="7.747cm" svg:y="17.433cm">
          <draw:text-box>
            <text:p text:style-name="P1"><text:span text:style-name="T1">(1996) </text:span></text:p>
          </draw:text-box>
        </draw:frame>
        <draw:frame draw:style-name="gr1" draw:text-style-name="P2" draw:layer="layout" svg:width="2.72cm" svg:height="0.475cm" svg:x="9.304cm" svg:y="17.433cm">
          <draw:text-box>
            <text:p text:style-name="P1"><text:span text:style-name="T1">Fundamentos </text:span></text:p>
          </draw:text-box>
        </draw:frame>
        <draw:frame draw:style-name="gr1" draw:text-style-name="P2" draw:layer="layout" svg:width="0.595cm" svg:height="0.475cm" svg:x="12.217cm" svg:y="17.433cm">
          <draw:text-box>
            <text:p text:style-name="P1"><text:span text:style-name="T1">de </text:span></text:p>
          </draw:text-box>
        </draw:frame>
        <draw:frame draw:style-name="gr1" draw:text-style-name="P2" draw:layer="layout" svg:width="2.834cm" svg:height="0.475cm" svg:x="13.017cm" svg:y="17.433cm">
          <draw:text-box>
            <text:p text:style-name="P1"><text:span text:style-name="T1">programación, </text:span></text:p>
          </draw:text-box>
        </draw:frame>
        <draw:frame draw:style-name="gr1" draw:text-style-name="P2" draw:layer="layout" svg:width="2.123cm" svg:height="0.475cm" svg:x="16.05cm" svg:y="17.433cm">
          <draw:text-box>
            <text:p text:style-name="P1"><text:span text:style-name="T1">Algoritmos </text:span></text:p>
          </draw:text-box>
        </draw:frame>
        <draw:frame draw:style-name="gr1" draw:text-style-name="P2" draw:layer="layout" svg:width="0.422cm" svg:height="0.475cm" svg:x="18.376cm" svg:y="17.433cm">
          <draw:text-box>
            <text:p text:style-name="P1"><text:span text:style-name="T1">y </text:span></text:p>
          </draw:text-box>
        </draw:frame>
        <draw:frame draw:style-name="gr1" draw:text-style-name="P2" draw:layer="layout" svg:width="8.16cm" svg:height="0.475cm" svg:x="2.985cm" svg:y="17.962cm">
          <draw:text-box>
            <text:p text:style-name="P1"><text:span text:style-name="T1">Estructura de datos. McGraw-Hill, México. <text:s/></text:span></text:p>
          </draw:text-box>
        </draw:frame>
        <draw:frame draw:style-name="gr1" draw:text-style-name="P2" draw:layer="layout" svg:width="13.083cm" svg:height="0.475cm" svg:x="2.973cm" svg:y="18.775cm">
          <draw:text-box>
            <text:p text:style-name="P1"><text:span text:style-name="T1">Deitel &amp; Deitel (2001) C++ Como programar en C/C++. Prentice Hall <text:s/></text:span></text:p>
          </draw:text-box>
        </draw:frame>
        <draw:frame draw:style-name="gr1" draw:text-style-name="P2" draw:layer="layout" svg:width="14.023cm" svg:height="0.475cm" svg:x="2.973cm" svg:y="19.639cm">
          <draw:text-box>
            <text:p text:style-name="P1"><text:span text:style-name="T1">Kerrighan y Ritchie “El lenguaje de programación”. Prentice Hall Gottfried, </text:span></text:p>
          </draw:text-box>
        </draw:frame>
        <draw:frame draw:style-name="gr1" draw:text-style-name="P2" draw:layer="layout" svg:width="10.725cm" svg:height="0.475cm" svg:x="2.985cm" svg:y="20.491cm">
          <draw:text-box>
            <text:p text:style-name="P1"><text:span text:style-name="T1">Byron (1999) “Programación en C” McGrawHill, México. <text:s/></text:span></text:p>
          </draw:text-box>
        </draw:frame>
        <draw:frame draw:style-name="gr1" draw:text-style-name="P2" draw:layer="layout" svg:width="9.243cm" svg:height="0.475cm" svg:x="2.973cm" svg:y="21.35cm">
          <draw:text-box>
            <text:p text:style-name="P1"><text:span text:style-name="T1">Dale/Orshalick. (1986). Pascal. Ed McGraw Hill. <text:s/></text:span></text:p>
          </draw:text-box>
        </draw:frame>
        <draw:frame draw:style-name="gr1" draw:text-style-name="P2" draw:layer="layout" svg:width="14.933cm" svg:height="0.475cm" svg:x="2.973cm" svg:y="22.154cm">
          <draw:text-box>
            <text:p text:style-name="P1"><text:span text:style-name="T1">Nell Dale, Susan C. Lilly. (1989). Pascal y Estructuras de Datos. McGraw Hill. <text:s text:c="2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Wingdingsular" svg:font-family="Wingdings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2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25T22:30:09.888239808</dc:date>
    <meta:editing-duration>PT46S</meta:editing-duration>
    <meta:editing-cycles>1</meta:editing-cycles>
    <meta:generator>LibreOffice/6.0.6.2$Linux_X86_64 LibreOffice_project/00m0$Build-2</meta:generator>
    <meta:document-statistic meta:object-count="201"/>
  </office:meta>
</office:document-meta>
</file>